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DFCF434AE7A41D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24cm" svg:height="12.324cm" svg:x="3.274cm" svg:y="9.75cm">
          <draw:image xlink:href="Pictures/100000010000020000000200DFCF434AE7A41D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2T00:00:02.518225032</dc:date>
    <meta:editing-duration>PT2M4S</meta:editing-duration>
    <meta:editing-cycles>1</meta:editing-cycles>
    <meta:document-statistic meta:object-count="1"/>
    <meta:generator>LibreOffice/7.3.7.2$Linux_X86_64 LibreOffice_project/30$Build-2</meta:generator>
  </office:meta>
</office:document-meta>
</file>